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>
      <style:text-properties officeooo:paragraph-rsid="0015d196"/>
    </style:style>
    <style:style style:name="P2" style:family="paragraph" style:parent-style-name="Text_20_body_20_indent_20_Organon" style:list-style-name="L1">
      <style:text-properties officeooo:paragraph-rsid="0015d196"/>
    </style:style>
    <style:style style:name="P3" style:family="paragraph" style:parent-style-name="Text_20_body_20_indent_20_Organon" style:list-style-name="L2">
      <style:text-properties officeooo:paragraph-rsid="0015d196"/>
    </style:style>
    <style:style style:name="T1" style:family="text">
      <style:text-properties officeooo:rsid="0015d196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67">
        <text:h text:style-name="Heading_20_4" text:outline-level="4"><text:bookmark-start text:name="__RefHeading___Toc7222_1464965999"/>Design<text:bookmark-end text:name="__RefHeading___Toc7222_1464965999"/></text:h>
        <text:p text:style-name="P1"><text:bookmark text:name="result_box"/>The <text:span text:style-name="T1">design</text:span> setting <text:span text:style-name="T1">has</text:span> three columns:</text:p>
        <text:list xml:id="list5065815797042169640" text:style-name="L1">
          <text:list-item>
            <text:p text:style-name="P2">Color Selection</text:p>
          </text:list-item>
          <text:list-item>
            <text:p text:style-name="P2">Selection of the design</text:p>
          </text:list-item>
          <text:list-item>
            <text:p text:style-name="P2">Managing designs<text:line-break/></text:p>
          </text:list-item>
        </text:list>
        <text:p text:style-name="P1"><text:line-break/>In the column with the color picker, the colors can be customized for each entry. The change is not permanent and is lost with the selection of a design or closing of Office.<text:line-break/>To save the edit, a new design has to be created. <text:span text:style-name="T1">Therefor</text:span> add a name <text:span text:style-name="T1">in the textbox which </text:span>does not exist and choose "New Design".<text:line-break/><text:line-break/>In the middle column, the designs are switched. Changes are immediately visible.<text:line-break/><text:line-break/>In the right column, the designs are managed:<text:line-break/><text:line-break/></text:p>
        <text:list xml:id="list7122592654009194360" text:style-name="L2">
          <text:list-item>
            <text:p text:style-name="P3"><text:span text:style-name="T2">New design</text:span> creates a new design <text:span text:style-name="T1">from</text:span> the current color<text:span text:style-name="T1">s</text:span>. To create a new design,<text:span text:style-name="T1"> any other </text:span>can be selected and changed. (<text:span text:style-name="T1">T</text:span>he changes are not saved <text:span text:style-name="T1">to</text:span> the selected design). Only with the creation of a new design the changes <text:span text:style-name="T1">get </text:span>permanent.</text:p>
          </text:list-item>
          <text:list-item>
            <text:p text:style-name="P3"><text:span text:style-name="T2">Delete</text:span>: Deletes the selected design.</text:p>
          </text:list-item>
          <text:list-item>
            <text:p text:style-name="P3"><text:span text:style-name="T2">Export</text:span>: Exports a .json file with any name to any location. The file can be used as a backup or for sharing with other Office installations, <text:span text:style-name="T1">for example to exchange designs between</text:span> the laptop and desktop computer. <text:span text:style-name="T1">F</text:span>ile<text:span text:style-name="T1">s</text:span> can be exchanged between LO and OO.</text:p>
          </text:list-item>
          <text:list-item>
            <text:p text:style-name="P3"><text:span text:style-name="T2">Import</text:span>: Imports a .json design file. Designs with the same name are checked for their compliance. With complete equality the design is not imported, <text:span text:style-name="T1">a</text:span> file with the suffix "_old" is otherwise provided. 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3:04:36.501000000</dc:date>
    <meta:editing-duration>P0D</meta:editing-duration>
    <meta:editing-cycles>1</meta:editing-cycles>
    <meta:document-statistic meta:table-count="0" meta:image-count="0" meta:object-count="0" meta:page-count="1" meta:paragraph-count="10" meta:word-count="227" meta:character-count="1272" meta:non-whitespace-character-count="1055"/>
    <meta:generator>LibreOffice/5.1.1.3$Windows_X86_64 LibreOffice_project/89f508ef3ecebd2cfb8e1def0f0ba9a803b88a6d</meta:generator>
  </office:meta>
</office:document-meta>
</file>